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9.15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font-name="Liberation Serif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irfield</text:p>
          </table:table-cell>
          <table:table-cell table:formula="of:=COUNTIF([.C19:.C667];[.D1])" office:value-type="float" office:value="2" calcext:value-type="float">
            <text:p>2</text:p>
          </table:table-cell>
          <table:table-cell table:formula="of:=[.E1]*100/[.$E$11]" office:value-type="float" office:value="0.32258064516129" calcext:value-type="float">
            <text:p>0,32258064516129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athroom</text:p>
          </table:table-cell>
          <table:table-cell table:formula="of:=COUNTIF([.C20:.C668];[.D2])" office:value-type="float" office:value="8" calcext:value-type="float">
            <text:p>8</text:p>
          </table:table-cell>
          <table:table-cell table:formula="of:=[.E2]*100/[.$E$11]" office:value-type="float" office:value="1.29032258064516" calcext:value-type="float">
            <text:p>1,2903225806451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edroom</text:p>
          </table:table-cell>
          <table:table-cell table:formula="of:=COUNTIF([.C19:.C669];[.D3])" office:value-type="float" office:value="567" calcext:value-type="float">
            <text:p>567</text:p>
          </table:table-cell>
          <table:table-cell table:formula="of:=[.E3]*100/[.$E$11]" office:value-type="float" office:value="91.4516129032258" calcext:value-type="float">
            <text:p>91,4516129032258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dining_room</text:p>
          </table:table-cell>
          <table:table-cell table:formula="of:=COUNTIF([.C22:.C670];[.D4])" office:value-type="float" office:value="11" calcext:value-type="float">
            <text:p>11</text:p>
          </table:table-cell>
          <table:table-cell table:formula="of:=[.E4]*100/[.$E$11]" office:value-type="float" office:value="1.7741935483871" calcext:value-type="float">
            <text:p>1,774193548387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kitchen</text:p>
          </table:table-cell>
          <table:table-cell table:formula="of:=COUNTIF([.C23:.C671];[.D5])" office:value-type="float" office:value="4" calcext:value-type="float">
            <text:p>4</text:p>
          </table:table-cell>
          <table:table-cell table:formula="of:=[.E5]*100/[.$E$11]" office:value-type="float" office:value="0.645161290322581" calcext:value-type="float">
            <text:p>0,64516129032258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living_room</text:p>
          </table:table-cell>
          <table:table-cell table:formula="of:=COUNTIF([.C24:.C672];[.D6])" office:value-type="float" office:value="19" calcext:value-type="float">
            <text:p>19</text:p>
          </table:table-cell>
          <table:table-cell table:formula="of:=[.E6]*100/[.$E$11]" office:value-type="float" office:value="3.06451612903226" calcext:value-type="float">
            <text:p>3,0645161290322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no object found </text:p>
          </table:table-cell>
          <table:table-cell table:formula="of:=COUNTIF([.C25:.C673];[.D7])" office:value-type="float" office:value="6" calcext:value-type="float">
            <text:p>6</text:p>
          </table:table-cell>
          <table:table-cell table:formula="of:=[.E7]*100/[.$E$10]" office:value-type="float" office:value="0.958466453674121" calcext:value-type="float">
            <text:p>0,95846645367412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nursery</text:p>
          </table:table-cell>
          <table:table-cell table:formula="of:=COUNTIF([.C26:.C674];[.D8])" office:value-type="float" office:value="8" calcext:value-type="float">
            <text:p>8</text:p>
          </table:table-cell>
          <table:table-cell table:formula="of:=[.E8]*100/[.$E$11]" office:value-type="float" office:value="1.29032258064516" calcext:value-type="float">
            <text:p>1,2903225806451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office</text:p>
          </table:table-cell>
          <table:table-cell table:formula="of:=COUNTIF([.C27:.C675];[.D9])" office:value-type="float" office:value="1" calcext:value-type="float">
            <text:p>1</text:p>
          </table:table-cell>
          <table:table-cell table:formula="of:=[.E9]*100/[.$E$11]" office:value-type="float" office:value="0.161290322580645" calcext:value-type="float">
            <text:p>0,161290322580645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formula="of:=SUM([.E1:.E9])" office:value-type="float" office:value="626" calcext:value-type="float">
            <text:p>62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formula="of:=[.E10]-[.E7]" office:value-type="float" office:value="620" calcext:value-type="float">
            <text:p>620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00780132_72ae1d1be7.jp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694528_8fea43d682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1910273_44532ac564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5296928_1c90c67819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5381571_c3e9ab0a7e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788196_daf88c237a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656523_e467a17e2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240221_648c18c4b5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5420308_dbda22b9df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6755595_221de5b638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tchen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1084129450_26eae163b4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53006_ad484d64d9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721141_8af6b6228d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046182_77ccc180cb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708555_e99a76b547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6950161_13dbb5a741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0288982_5638ed710e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4815873_49967dd58b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4932951_38d125b73c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2000501_d8a6775244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2000569_781a3ba80d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4295974_5ea1fb385a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432671_2042fc7da4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492624_f61a5ee098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8554708_0fc7405f0a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7509129_5f32ada71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0961372_7c3a6b04b9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6320783_1cf26946a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6340767_19d7f323b3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7194062_70392ee73e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8747412_f36d24334d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66996_29a8b40a2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528162_502ec17124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5967169_f2404e667a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8930521_7369306374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9788050_9c38fcdae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5163003_2211103c30.jp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52241288_ca31e3ff98.j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9481228_615260265a.jp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8384094_fb28979da8.jp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8387328_69d05a4d75.jp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1545619_3fc98cc724.jp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597964_96d48be600.j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65604_8ead040e99.j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94213693_25847547aa.jp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602096_f218bb1d9f.jpg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13690843_d456f4f41e.jp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16912222_8c6ea11a94.jp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669929_94d2285a7d.jp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8037583_a18a28e61a.jp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872433_43da74491f.jp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8963039_3c67264771.jp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55100256_41b4a5a149.jp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6422705_c508bad88f.jp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72221837_0bdeb41936.j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88423930_201318789c.j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3362154_4f0c3abb5c.jp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562640_73aa9dfa6a.jp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035825_9e1e252ed3.j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2105469_f085acead8.jp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5427762_a313ccaa58.jp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9392036_23c802e4f2.j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466662_7209f78981.jp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1651216_51f712ab88.j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535417_ee205b8f30.jp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658191_a89be6d630.jp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701143_51217066f4.jp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05267_12cd5599f7.jp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4977619_7496b6877d.j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4985139_728109fa61.jp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671219_1b937103ca.jp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9252540_b1f8b039a5.jp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7676300_e5019fd095.jp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4332943_9b2c1912ea.j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979243_0a6f8c3d1a.jp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7085079_bc0b0d1022.jp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7950752_4e8edcbd8d.jp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9519680_b04157f806.j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151854_34b27a3af0.jp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29076_c1e15af5e0.jp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9210246_f94f85c445.j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191838_2e38493244.jp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613391_0114f0850c.j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856527_f3ac838bbc.jp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156727_da2d88a5cd.jp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1873320_27d780412e.jp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3765034_bad9e3d456.jp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6668357_be4e619804.jp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0769119_119b29d76d.jp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7267851_bdd42f536f.jp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8268125_151e1abff9.jp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80604872_c97c4cb588.j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2505783_8c9297c246.j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549487_3c81883ae1.j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7846609_95d66cbd26.jp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2173224_7d949bd757.jp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878397_17c003f876.j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116680_b9ac877249.j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9470609_2ad4be2402.jp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9478715_c46fef6b05.jp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Dormitorio_principal.jp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28251403_68f0de8624.j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1914162_d8f8811d03.jp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19096_2ee0686d24.jp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19531_0414aad613.jp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20009_5bb72b9b5c.j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21266_f9381b5858.j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22145_db7148bdf0.jp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31776_841481f7e5.jp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32549_8d6b66ce0d.jp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33778_364f0a74e8.jp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36326_b9be105348.jp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636759_f775b9a75b.jp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53103282_381e47d090.jpg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1664026_73754c8fe1.jp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8218785_a4df3c2693.jpg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8220283_e47f483d1d.jp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9058314_fcfe3f9036.jp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4902794_ca8f226c95.jp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0046388_8d1b0a56c0.jp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1607215_815378ead0.jp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4522261_1dc99195e3.j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6112032_26bd32e6c8.jp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8304037_639c4ec2d8.jp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1717521_2ee09fafc4.jp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56341_0fd6b04a5d.jp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58754_164defe8ef.jp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58755_fb18cb6eca.jp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9518960_866b0b280d.j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19637_da0511a368.j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091280_798d42bf01.jp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3578_4e54c43f97.jp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432592_5209c419c6.jp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6997_bf07b73479.jp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30958_709052b14e.j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76821_d763c44945.j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07651_c4252c1433.j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974299_19524b96af.jpg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798050_a976f70d3a.jp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83054_dc17328d93.j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25431_a5bf46387f.jp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25476_08af05652f.jp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73820_6b8e4b0e3c.jp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56548_aec83dc91e.jpg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122456_49860e424f.jpg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19552_0cbcd63265.jp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07030530391.jp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717882398.jpg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506131_79a4d4b147.jp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519745_582c182e92.jp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92185_87fed48a6b.jpg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950512_c345daa626.jp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7194075_033def500f.jp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4208621_d499ef0447.jp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5009178_d078f2c303.jpg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807853_6524cd91b7.jp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9354840_a06e43a2f9.jp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7294150_3575a1bd62.jp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3237698_3faaadbde7.jpg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387832_303959a3d2.jp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6223405_5c7f99a88d.jpg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875696_3adc172fd7.jp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9356492_7b660f485d.jpg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3487331_e2d05599d7.jp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3897572_950b19a0e4.jp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5983569_7537e6cff1.jp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6524322_cf1e991f66.j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3117584_af8b28b861.jp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8333699_4e86bf4319.j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9597815_f267ae14ab.jpg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1865119_b0e0cfa6bf.j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3495403_e2753865bb.jp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4008231_4207067234.jpg</text:p>
          </table:table-cell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6579420_84bc3e3ee9.jp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7357398_c4f4c185ed.jp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217514_fb7bfa1cf0.jp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3987158_52e68debd3.jp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5847818_ffa7932e65.jp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6003646_855a09c837.jpg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6012330_39e244c8d2.jp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0071115_3e89cb4987.jp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1004221_dd3378e372.jp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639821_32582ebca2.jp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697882_23d0f86709.jp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730820_ed78ef9439.jp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6698099_7c26d3fdd3.jp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3467694_2aaa2886a9.jp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5047846_7d2a15e443.jp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9478281_3b166cd74b.jp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9478409_5ff0ccf37f.jp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0720951_f99abd84b3.jp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3163859_97615f1e96.jpg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3298719_9b2577a693.jp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5627516_7602114d80.jpg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2570975_fcd8a4ec54.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6338652_c99851d7f1.jp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731691_8c23954ee0.jp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1639201_f35df3782e.jp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1639241_e6f2e8fd09.jp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3267360_c7faf0d670.jp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7391589_1a6cba2e53.jp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784547_21d35130ef.jpg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790978_173061f80c.jpg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3741706_27996f0a69.jp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6162304_47e1134ab0.jp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9610765_8b65aed171.jp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7935069_e6d10a1869.jp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8781867_1a77f25cbd.jp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0485463_66858541e6.jp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1720579_cb5cb49926.j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8989053_fcb1c7cdbb.jp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8989251_e444346d1c.jp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3613735_6ae7ae6d14.jp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3614145_4254b89b7c.jp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3319261_5617a35222.jp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406087_b067335a39.jp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45757_389851d531.jpg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6114338_d61351ee64.jp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6114576_b6dbd36456.jp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7724651_c338268b29.jp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0052403_d4b28be376.jpg</text:p>
          </table:table-cell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1544031_d7e0d9ccf9.jp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7636598_099affd341.jp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9145250_6622f3f205.jp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0236287_1b6b7f1017.jp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4220696_cd7916e46a.jp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5127466_be53bdce54.jpg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5791439_506a49dd98.jp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6182685_fd4e4d884e.jp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8266102_57d170ef1f.jpg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0728510_d9aef38db8.jp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76916457_93ef38c06a.jpg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77542073_ee885016d2.jpg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83905730_43eb5b0d9a.jp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0384799_e346c7454a.jp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1959227_0aae935bd5.jpg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2459318_7742961e87.jpg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9114239_7d0dc212ab.jp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0162235_3dee8598f2.jp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0957948_e654329489.jp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2669943_8cc59e3d5f.jp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2707260_385a9d1bb6.jpg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3094368_7fbf48ec42.jp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4622568_6f2c3003a1.jp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8306989_090b0edd5e.jp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9317686_cffc18dd44.jpg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0689722_dd2cd1302c.jpg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3921539_ebb6ac5c9d.jpg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9392606_c89c6fcf86.jp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9755172_6002aa2722.jp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0813243_b45332aab5.jpg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1726449_33bc40ca3c.jpg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2110616_355f207f20.jpg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2226185_b51bd05228.jp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2905522_0105f6b450.jpg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3540264_dfa6548408.jpg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7353882_ab3193f725.jpg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9472978_cafdd3b62e.jp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9474878_2f4fece182.jp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9475462_dd5429417f.jpg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1669525_59f790f56d.jp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3193718_2e38ed63ca.jpg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9084031_ce59a93e71.jpg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1305509_3c4577395d.jpg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2137118_e301b8defc.jpg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2349499_62ffffea82.jpg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7513201_72cd8c846f.jpg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188278_2596630eb3.jpg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6005229_d662d266c4.jp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8799985_3d4763b2c9.jpg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8805427_6065c83249.jpg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9633018_27edc7fddb.jpg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9710251_1212833e3a.jpg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2640524_6d4a85d639.jp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3219484_7a2af30683.jpg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6712376_4e0cb8d3dd.jp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77492851_64e158e059.jp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77547361_9ec5ec3391.jpg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78315423_5bc1b10743.jpg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80818998_75531237ae.jp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85421999_0db16bd348.jpg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85438667_b7f1715999.jpg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283730_770a6a2411.jpg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586328_b6ab6af9d8.jpg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811802_4c0637587f.jp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2714429_dd2da219ce.jp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5239338_245519240f.jpg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2789903_9eae5a1583.jpg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3618696_64ab6a9468.jp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3794357_f8fb8cf183.jp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4620666_abfcd3c2b9.jpg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4846715_09eef14c4a.jpg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153404_58d5f1965c.jp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5438616_063ef16b6c.jp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8158755_486b320bf6.jpg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1334188_1b21994fc8.jpg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2303176_09614c8ebd.jp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396151_0979645f0a.jpg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4076839_ac1be73a65.jp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4892582_b976af289b.jpg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49032329_328786cfbf.jpg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1537075_70e1d50b77.jpg</text:p>
          </table:table-cell>
          <table:table-cell office:value-type="float" office:value="308" calcext:value-type="float">
            <text:p>308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472334_c8d3e710c6.jpg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8014406_0ab4070c41.jp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00288_12f54f1223.jpg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0202599_0553c73bb1.jpg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914343_e8c20a820d.jpg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8926359_4b0fd3492b.jp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656026_9ea4ce502f.jpg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7585999_6ebd64c5e4.jpg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8603683_8ccfa5061b.jp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5299424_1d3f1de856.jp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6637512_f8400c43a0.jpg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763132_bb0c10d192.jpg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9357559_5af2c76458.jpg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1924023_823e00e024.jpg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5273329_fc61ba66f9.jpg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5279207_7aa22f8719.jpg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9275957_59c268fa91.jp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1484288_bd240f64e1.jpg</text:p>
          </table:table-cell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4554466_233ac40532.jp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4616836_c42c0d2a4e.jpg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9554575_13d26b99be.jpg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9889170_f0a7cbb42a.jp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2685417_435889ff8a.jpg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2727354_65230c3b80.jp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3187783_f4d3c75ee1.jp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3684041_2782b5bd96.jp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1661963_55b7578a63.jp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5211741_0959fab70a.jpg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5998441_ceb447c06b.jpg</text:p>
          </table:table-cell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6047362_e4f8c012f7.jpg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54578783_65d47112f4.jpg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57342542_2026d84199.jpg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2260250_8c0061cb16.jpg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26780_8079a916b0.jp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5091811_d5e2fa26dd.jpg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576578_61a52d3bb9.jp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5914662_9b9348e6ff.jpg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846083_c0a2c59acd.jpg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486470_b9a1c57889.jpg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7419674_b96b796c66.jpg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7880467_0d1fdb98bd.jpg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3366428_12fd530794.jp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5879322_b29d29dc35.jpg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6952369_28daa79dda.jp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7666959_efeab863ff.jpg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9634225_1522cde8e7.jpg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0263336_b4347979ec.jp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9245314_1e8fcc1b7b.jpg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9245480_52863c1e2f.jp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1443833_db7cd74843.jp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6919413_548b58f4a8.jpg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22516339_6c2c7c94ed.jpg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25324811_98e48bf4fa.jpg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29709222_174185205b.jpg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4733312_0084758a69.jpg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7362689_d4c7c6c0f7.jpg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8975076_d98417c08c.jp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0417583_b46c8f5265.jpg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1247110_9b1622c1b2.jp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3678259_924978c0a5.jpg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7872281_5a9644b924.jpg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9479367_c35978ae6e.jpg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0371149_d3db608d94.jpg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1622256_c94c71376a.jp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7537681_48b7514272.jp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2112609_9e2140947c.jpg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2937644_a9201e182f.jp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3610213_e20a42687e.jpg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6660456_e2dd8dd859.jp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6660568_9ec4b9df6b.jp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1396801_4c113265ce.jpg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48385_6369d561b7.jpg</text:p>
          </table:table-cell>
          <table:table-cell office:value-type="float" office:value="383" calcext:value-type="float">
            <text:p>383</text:p>
          </table:table-cell>
          <table:table-cell table:style-name="ce1"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49905_04d363f7db.jpg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0033_b67c968bc7.jpg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0435_74b08a17a3.jpg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0985_00742e7092.jpg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2347_0009776719.jpg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3763_a71b3e078a.jpg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5619_8968af7c1f.jp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58319_4da2d6961e.jpg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60211_d5b6bc63b0.jpg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61691_2751132552.jpg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2761831_6765faf4c1.jpg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68372_2439743c6f.jpg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68480_7dd6506df2.jpg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72854_2fc0e6e70d.jpg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73224_a54e5fe714.jpg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76638_37813f7425.jpg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78188_a278422f48.jp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78336_35363a41d4.jpg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78852_de77be52c9.jpg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80886_e9f025f6d4.jpg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3581264_3122998f65.jp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4913046_bff882d511.jp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5521652_57a731abe5.jpg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6564432_2a51d0aed0.jpg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0147534_e7aced96ec.jpg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3407537_8d36f010a9.jpg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664315_4b53f04047.jpg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7464976_57a06d83c3.jpg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7818974_300a92ae2e.jpg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94968200_14872d621e.jpg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97447833_343d1afa4e.jpg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00018479_6fa696d0c6.jpg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08317942_ced2e37579.jpg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09448972_7aed23e376.jp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09558291_40f971b19e.jpg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0536471_031e34b8c1.jpg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1280785_f9ef553618.jp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1343442_741685b1c5.jpg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20330_e0303f3abf.jpg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4575250_1680d09815.jpg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5050413_760a614f55.jpg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5867936_542ec5a34a.jpg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6493054_cbda277ac4.jpg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6495306_383632c1c4.jpg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8816834_94f13450cd.jp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9138401_3f76e2fbc0.jpg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1117322_7b01737f24.jp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2634840_8b5efd78e6.jpg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2634856_03eea6f0c4.jpg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7471947_d95b698f45.jpg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8832495_c1bbc5557b.jp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175862_fa56579e8f.jp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5489799_38246ed37f.jp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6317110_e029f37cf0.jpg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6450310_d611157313.jpg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6705847_1a55be2972.jpg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7771111_b2a9c27956.jpg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4861723_b52a789844.jpg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0504449_3b0bf1cb4d.jpg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3613980_0131c812a8.jpg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3959865_70c29fa16a.jp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9501425_bcf567268a.jpg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0525331_c502ff5d24.jp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1855638_b8c6609ba6.jpg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6140377_258a4a33c5.jpg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6140471_5090c4f154.jpg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7984602_7b9fe2b7bd.jp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0569871_a606a6d279.jpg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0602725_43b26e14aa.jpg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3617275_2f42b52091.jpg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4144945_362bfa4765.jpg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4999034_4a1cb7fe63.jp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394850_fcc74ccf8b.jpg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5830668_6988533319.jp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7105863_1aa472618b.jpg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8728665_2a8e6cc132.jp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0360036_d016eba34b.jp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1511532_1e5dc6fbe1.jpg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1853166_00d6aabefd.jp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2150203_7e89152942.jpg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2106417_3d019ce25d.jpg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2955464_ac8c5543b7.jpg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6038990_6500ddf11f.jpg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623020_bc2fd63b94.jpg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34040952_f88bdb8425.jp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0135155_83f91ce4c6.jp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0811551_8c04d91f5a.jpg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2641741_e9816ca49d.jpg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4239438_4f4027f650.jpg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6207468_6d858f571c.jpg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56092282_db924c891d.jp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0972930_65178dc086.jpg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3148903_07a2d635e2.jpg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2819665_540e9a15c5.jpg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47231_f182e98c02.jpg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4947779_ba50b3f90c.jpg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7379678_bb92a63566.jp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86542270_4eb5190674.jpg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89756177_1af858a075.jpg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0583846_5000b6acc5.jpg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0587376_09ed6f9775.jpg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1368050_074b61c7d3.jpg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7355233_15b45bdcfa.jpg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8197846_bdce8dfcc2.jpg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9774334_601a94fa2b.jpg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6809743_49c19c570a.jpg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7970788_83188eb7b8.jpg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4074332_5d6c80aea0.jpg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4273454_7ebfa013d1.jpg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9573034_5172df2960.jpg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9582060_3488106fff.jpg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2069163_b3923a3de5.jpg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5842209_c96b45dab8.jp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693321_8020efa992.jpg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693322_3366cc9124.jpg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9533726_01b333c1d2.jp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31623873_9e1cf169f6.jp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35792049_8fa73095ee.jpg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49762470_fda49997ba.jp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2958460_99b7fb245c.jp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335360_8f7ae6c8da.jpg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3932523_78c1f4448d.jpg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4345261_8bf91eff64.jpg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4539297_a20fe4e2cb.jpg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4780140_c2cce99a5a.jpg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5190536_3648d97108.jpg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800153_41cb9850f5.jpg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0839531_eeafab7182.jpg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3109773_c51b422a08.jp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3110139_1de22f04df.jpg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3868831_53ff8be78b.jpg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3960230_3b5af91fe1.jpg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7848185_3938836bb2.jpg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9149211_2c22ed19bc.jpg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84505037_8aaea59c3a.jp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88369382_38eab6f0cc.jpg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90244910_37eae725f2.jp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0160881_859a6f9673.jpg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7718212_d3b1d9b980.jpg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1541570_a77dd91ab3.jpg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0274097_6506a866a6.jpg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8689517_03bfda5c7d.jpg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0067855_8290e7d41d.jpg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6440571_c3d1e2dd4e.jpg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6442055_abd2f55676.jpg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8565958_c0afe380b4.jpg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9925774_17420140d1.jpg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3364285_f62f4dc3aa.jpg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4065543_ef5fe34634.jpg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114723_ff39159289.jpg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271040_fe493fc651.jpg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872254_770eeaf119.jpg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7043338_c1eb685af4.jpg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895066_39ce2a32b2.jpg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1911194_0c70fd14ef.jpg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6332280_6d9308d8e7.jpg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0369017_50780c5f50.jpg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0445884_3976c1303f.jpg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1018821_2a1d932db5.jpg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4935494_d06041a7e7.jpg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206495_8f8ab73cb8.jp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5673408_5a98e8b700.jpg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209165_26a4b53740.jpg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209190_d06a3cc29d.jp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4849703_68957a0365.jpg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5831051_f30aa57cc4.jpg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0045385_509cbac76b.jpg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0045691_8e98acb88f.jpg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5717703_d01bc9a618.jp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7196925_bc4f1fa58e.jpg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8916154_c7de384614.jp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9513361_bf0b1517ca.jpg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432847_5d9fa39320.jpg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4818726_6d7d2b9571.jpg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500124_44cf4ff2fe.jpg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500125_a5c074f2e5.jpg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7259201_93e64f0126.jpg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7682981_58c9ef08ce.jpg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8560777_1084d40d9d.jpg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8708910_5518e5408e.jpg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0657433_eb71780816.jpg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1468418_53e8483fe0.jp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2345366_967d166f03.jpg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3416478_d8eaa3c8ba.jp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0130464_30cb1e989c.jpg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2253949_857d424a59.jp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4596585_c2aab8a8ee.jpg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5447060_849a591ea3.jpg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5851471_4dd539f401.jpg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8514718_543277475f.jpg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3568451_87e0cf0d23.jpg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5272182_4ac2d46034.jpg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503910_56ed0bc1ba.jpg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524475_7dfdf26c1e.jpg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774111_561706aacc.jpg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780440_10d5f42bc0.jpg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9939140_c825602e68.jpg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280736_39d11996f3.jpg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4155185_2ab3b64e43.jpg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8632407_7fa21a9716.jpg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8634394_fb4c3552db.jpg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880938_22bc372f84.jpg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4702550_0f4c68a647.jpg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967586_b525dbbb1c.jpg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0720476_fb0b590205.jpg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2547146_19322bf89b.jpg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4343614_53c8084e7a.jpg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9235332_50f444eca6.jp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0482506_5e457e92ed.jpg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0779877_7bafecc10c.jpg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3621655_649927e738.jp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3621665_fa15f82ab8.jpg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3621677_29225887e3.jpg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4129129_b4e8e0f0d4.jp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600641_c793964cf5.jp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896483_d603819311.jp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3006344_67496fc5c8.jpg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8339197_d207b68da2.jpg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8669468_380928b261.jpg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2533012_1e58c56048.jpg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7275541_1028fdc78b.jpg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418906_66840f3d1d.jpg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451385_555443a6ca.jp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451427_475dcaee73.jpg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8866435_8abedd7bec.jpg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9033379_2b9b594799.jpg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2640327_b5bc194e17.jpg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9213438_3146dfbf0e.jpg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602132_a2b30558ed.jpg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558930_0b7a506b76.jpg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698793_4c79099ebe.jpg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956202_982ed977bb.jpg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800836_87808f4515.jpg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0698171_0825d11ca0.jpg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1034431_b21c4426ac.jpg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1816148_137073312f.jpg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2510985_4c400c113e.jpg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74124_21c7115790.jpg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7766619_b60556348e.jpg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8243564_c33b0f8451.jpg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9028997_5cbe377d48.jpg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483551_2000519660.jpg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483557_720eb9384c.jpg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333156_eefd258927.jpg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506789_265e7c46b0.jp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7049439_06520e0386.jpg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7069165_361eb95180.jpg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755869_1ce122675c.jpg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9860715_16914fdf76.jpg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605030_d6c6017b3a.jpg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606082_1ea96bbc78.jpg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896014_6d59f38e1d.jpg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9:Sheet1.C6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.00.0000</text:date>, <text:time style:data-style-name="N2" text:time-value="19:34:17.585491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04:19.129973026</meta:creation-date>
    <dc:date>2019-05-13T19:43:51.083245797</dc:date>
    <meta:editing-duration>PT20M40S</meta:editing-duration>
    <meta:editing-cycles>4</meta:editing-cycles>
    <meta:generator>LibreOffice/6.0.7.3$Linux_X86_64 LibreOffice_project/00m0$Build-3</meta:generator>
    <meta:document-statistic meta:table-count="1" meta:cell-count="1907" meta:object-count="0"/>
  </office:meta>
</office:document-meta>
</file>